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73cm"/>
    </style:style>
    <style:style style:name="co3" style:family="table-column">
      <style:table-column-properties fo:break-before="auto" style:column-width="2.88cm"/>
    </style:style>
    <style:style style:name="co4" style:family="table-column">
      <style:table-column-properties fo:break-before="auto" style:column-width="2.3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2">
          <table:table-cell table:number-columns-repeated="5"/>
        </table:table-row>
        <table:table-row table:style-name="ro3">
          <table:table-cell table:number-columns-repeated="2"/>
          <table:table-cell office:value-type="string">
            <text:p>nom</text:p>
          </table:table-cell>
          <table:table-cell office:value-type="string">
            <text:p>marca</text:p>
          </table:table-cell>
          <table:table-cell office:value-type="string">
            <text:p>num_articles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Pier One</text:p>
          </table:table-cell>
          <table:table-cell office:value-type="string">
            <text:p>Adidas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Tom Tailor</text:p>
          </table:table-cell>
          <table:table-cell office:value-type="string">
            <text:p>Alpha Industries</text:p>
          </table:table-cell>
          <table:table-cell table:formula="of:=RANDBETWEEN(0;40)" office:value-type="float" office:value="14">
            <text:p>1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KIOMI</text:p>
          </table:table-cell>
          <table:table-cell office:value-type="string">
            <text:p>Alprausch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Burton Menswear London</text:p>
          </table:table-cell>
          <table:table-cell office:value-type="string">
            <text:p>Antony Morato</text:p>
          </table:table-cell>
          <table:table-cell table:formula="of:=RANDBETWEEN(0;40)" office:value-type="float" office:value="1">
            <text:p>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New Look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25">
            <text:p>2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Selected Homme</text:p>
          </table:table-cell>
          <table:table-cell office:value-type="string">
            <text:p>Ben Sherman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Hype</text:p>
          </table:table-cell>
          <table:table-cell office:value-type="string">
            <text:p>Bench</text:p>
          </table:table-cell>
          <table:table-cell table:formula="of:=RANDBETWEEN(0;40)" office:value-type="float" office:value="19">
            <text:p>1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Volcom</text:p>
          </table:table-cell>
          <table:table-cell office:value-type="string">
            <text:p>Best Mountain</text:p>
          </table:table-cell>
          <table:table-cell table:formula="of:=RANDBETWEEN(0;40)" office:value-type="float" office:value="37">
            <text:p>3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Tom Tailor Denim</text:p>
          </table:table-cell>
          <table:table-cell office:value-type="string">
            <text:p>Billabong</text:p>
          </table:table-cell>
          <table:table-cell table:formula="of:=RANDBETWEEN(0;40)" office:value-type="float" office:value="19">
            <text:p>1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Criminal damage</text:p>
          </table:table-cell>
          <table:table-cell office:value-type="string">
            <text:p>Blauer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Only &amp; Sons</text:p>
          </table:table-cell>
          <table:table-cell office:value-type="string">
            <text:p>Blood Brother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Jack &amp; Jones</text:p>
          </table:table-cell>
          <table:table-cell office:value-type="string">
            <text:p>Brosbi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YOUR TURN</text:p>
          </table:table-cell>
          <table:table-cell office:value-type="string">
            <text:p>Brunotti</text:p>
          </table:table-cell>
          <table:table-cell table:formula="of:=RANDBETWEEN(0;40)" office:value-type="float" office:value="39">
            <text:p>3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Religion</text:p>
          </table:table-cell>
          <table:table-cell office:value-type="string">
            <text:p>Bugatti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LRG</text:p>
          </table:table-cell>
          <table:table-cell office:value-type="string">
            <text:p>Burton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Makia</text:p>
          </table:table-cell>
          <table:table-cell office:value-type="string">
            <text:p>Ceceba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Best Mountain</text:p>
          </table:table-cell>
          <table:table-cell office:value-type="string">
            <text:p>Delusion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Superdry</text:p>
          </table:table-cell>
          <table:table-cell office:value-type="string">
            <text:p>Forvert</text:p>
          </table:table-cell>
          <table:table-cell table:formula="of:=RANDBETWEEN(0;40)" office:value-type="float" office:value="16">
            <text:p>1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CELIO</text:p>
          </table:table-cell>
          <table:table-cell office:value-type="string">
            <text:p>Lee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etas</text:p>
          </table:table-cell>
          <table:table-cell office:value-type="string">
            <text:p>Mister Marcel</text:p>
          </table:table-cell>
          <table:table-cell office:value-type="string">
            <text:p>Otto Kern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Teddy Smith</text:p>
          </table:table-cell>
          <table:table-cell office:value-type="string">
            <text:p>Antony Morato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ESPRIT Collecti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">
            <text:p>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Denim</text:p>
          </table:table-cell>
          <table:table-cell office:value-type="string">
            <text:p>Ben Sherman</text:p>
          </table:table-cell>
          <table:table-cell table:formula="of:=RANDBETWEEN(0;40)" office:value-type="float" office:value="5">
            <text:p>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Ray</text:p>
          </table:table-cell>
          <table:table-cell office:value-type="string">
            <text:p>Bench</text:p>
          </table:table-cell>
          <table:table-cell table:formula="of:=RANDBETWEEN(0;40)" office:value-type="float" office:value="3">
            <text:p>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Denver</text:p>
          </table:table-cell>
          <table:table-cell office:value-type="string">
            <text:p>Ben Sherman</text:p>
          </table:table-cell>
          <table:table-cell table:formula="of:=RANDBETWEEN(0;40)" office:value-type="float" office:value="23">
            <text:p>2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Informal</text:p>
          </table:table-cell>
          <table:table-cell office:value-type="string">
            <text:p>Bench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Vichy</text:p>
          </table:table-cell>
          <table:table-cell office:value-type="string">
            <text:p>Adidas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O'Polo</text:p>
          </table:table-cell>
          <table:table-cell office:value-type="string">
            <text:p>Alpha Industries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Sabim</text:p>
          </table:table-cell>
          <table:table-cell office:value-type="string">
            <text:p>Alprausch</text:p>
          </table:table-cell>
          <table:table-cell table:formula="of:=RANDBETWEEN(0;40)" office:value-type="float" office:value="39">
            <text:p>3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Esprit</text:p>
          </table:table-cell>
          <table:table-cell office:value-type="string">
            <text:p>Antony Morato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Madis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6">
            <text:p>1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One</text:p>
          </table:table-cell>
          <table:table-cell office:value-type="string">
            <text:p>Ben Sherman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Oliver</text:p>
          </table:table-cell>
          <table:table-cell office:value-type="string">
            <text:p>Bugatti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Qs</text:p>
          </table:table-cell>
          <table:table-cell office:value-type="string">
            <text:p>Bugatti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Classics</text:p>
          </table:table-cell>
          <table:table-cell office:value-type="string">
            <text:p>Burton</text:p>
          </table:table-cell>
          <table:table-cell table:formula="of:=RANDBETWEEN(0;40)" office:value-type="float" office:value="15">
            <text:p>1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Western</text:p>
          </table:table-cell>
          <table:table-cell office:value-type="string">
            <text:p>Ceceba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Oakland</text:p>
          </table:table-cell>
          <table:table-cell office:value-type="string">
            <text:p>Delusion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Ambrosio</text:p>
          </table:table-cell>
          <table:table-cell office:value-type="string">
            <text:p>Forvert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Sawtooth</text:p>
          </table:table-cell>
          <table:table-cell office:value-type="string">
            <text:p>Lee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misas</text:p>
          </table:table-cell>
          <table:table-cell office:value-type="string">
            <text:p>Cjersey</text:p>
          </table:table-cell>
          <table:table-cell office:value-type="string">
            <text:p>Billabong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Twintip</text:p>
          </table:table-cell>
          <table:table-cell office:value-type="string">
            <text:p>Ceceba</text:p>
          </table:table-cell>
          <table:table-cell table:formula="of:=RANDBETWEEN(0;40)" office:value-type="float" office:value="19">
            <text:p>1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Fina</text:p>
          </table:table-cell>
          <table:table-cell office:value-type="string">
            <text:p>Delusion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Invierno</text:p>
          </table:table-cell>
          <table:table-cell office:value-type="string">
            <text:p>Forvert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Alpha</text:p>
          </table:table-cell>
          <table:table-cell office:value-type="string">
            <text:p>Lee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Industries</text:p>
          </table:table-cell>
          <table:table-cell office:value-type="string">
            <text:p>Otto Kern</text:p>
          </table:table-cell>
          <table:table-cell table:formula="of:=RANDBETWEEN(0;40)" office:value-type="float" office:value="5">
            <text:p>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Boom</text:p>
          </table:table-cell>
          <table:table-cell office:value-type="string">
            <text:p>Antony Morato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Puffer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">
            <text:p>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Boss</text:p>
          </table:table-cell>
          <table:table-cell office:value-type="string">
            <text:p>Ben Sherman</text:p>
          </table:table-cell>
          <table:table-cell table:formula="of:=RANDBETWEEN(0;40)" office:value-type="float" office:value="15">
            <text:p>1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Kaporal</text:p>
          </table:table-cell>
          <table:table-cell office:value-type="string">
            <text:p>Bench</text:p>
          </table:table-cell>
          <table:table-cell table:formula="of:=RANDBETWEEN(0;40)" office:value-type="float" office:value="37">
            <text:p>3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Harrington</text:p>
          </table:table-cell>
          <table:table-cell office:value-type="string">
            <text:p>Adidas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Gipsy</text:p>
          </table:table-cell>
          <table:table-cell office:value-type="string">
            <text:p>Alpha Industries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Gaestra</text:p>
          </table:table-cell>
          <table:table-cell office:value-type="string">
            <text:p>Alprausch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Logan</text:p>
          </table:table-cell>
          <table:table-cell office:value-type="string">
            <text:p>Antony Morato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Carhartt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Chester</text:p>
          </table:table-cell>
          <table:table-cell office:value-type="string">
            <text:p>Ben Sherman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EDC</text:p>
          </table:table-cell>
          <table:table-cell office:value-type="string">
            <text:p>Bugatti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Nimbus</text:p>
          </table:table-cell>
          <table:table-cell office:value-type="string">
            <text:p>Bugatti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Pepe</text:p>
          </table:table-cell>
          <table:table-cell office:value-type="string">
            <text:p>Burton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Celio</text:p>
          </table:table-cell>
          <table:table-cell office:value-type="string">
            <text:p>Ceceba</text:p>
          </table:table-cell>
          <table:table-cell table:formula="of:=RANDBETWEEN(0;40)" office:value-type="float" office:value="3">
            <text:p>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Diesel</text:p>
          </table:table-cell>
          <table:table-cell office:value-type="string">
            <text:p>Delusion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haquetas</text:p>
          </table:table-cell>
          <table:table-cell office:value-type="string">
            <text:p>Gregor</text:p>
          </table:table-cell>
          <table:table-cell office:value-type="string">
            <text:p>Forvert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River</text:p>
          </table:table-cell>
          <table:table-cell office:value-type="string">
            <text:p>Lee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Island</text:p>
          </table:table-cell>
          <table:table-cell office:value-type="string">
            <text:p>Adidas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Brixtol</text:p>
          </table:table-cell>
          <table:table-cell office:value-type="string">
            <text:p>Alpha Industries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DC</text:p>
          </table:table-cell>
          <table:table-cell office:value-type="string">
            <text:p>Alprausch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Shoos</text:p>
          </table:table-cell>
          <table:table-cell office:value-type="string">
            <text:p>Antony Morato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Only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Top</text:p>
          </table:table-cell>
          <table:table-cell office:value-type="string">
            <text:p>Ben Sherman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Man</text:p>
          </table:table-cell>
          <table:table-cell office:value-type="string">
            <text:p>Bench</text:p>
          </table:table-cell>
          <table:table-cell table:formula="of:=RANDBETWEEN(0;40)" office:value-type="float" office:value="14">
            <text:p>1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Voi</text:p>
          </table:table-cell>
          <table:table-cell office:value-type="string">
            <text:p>Best Mountain</text:p>
          </table:table-cell>
          <table:table-cell table:formula="of:=RANDBETWEEN(0;40)" office:value-type="float" office:value="37">
            <text:p>3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YOUR TURN</text:p>
          </table:table-cell>
          <table:table-cell office:value-type="string">
            <text:p>Billabong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Religion</text:p>
          </table:table-cell>
          <table:table-cell office:value-type="string">
            <text:p>Bench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LRG</text:p>
          </table:table-cell>
          <table:table-cell office:value-type="string">
            <text:p>Ben Sherman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Makia</text:p>
          </table:table-cell>
          <table:table-cell office:value-type="string">
            <text:p>Bench</text:p>
          </table:table-cell>
          <table:table-cell table:formula="of:=RANDBETWEEN(0;40)" office:value-type="float" office:value="30">
            <text:p>3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Best Mountain</text:p>
          </table:table-cell>
          <table:table-cell office:value-type="string">
            <text:p>Adidas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Superdry</text:p>
          </table:table-cell>
          <table:table-cell office:value-type="string">
            <text:p>Alpha Industries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CELIO</text:p>
          </table:table-cell>
          <table:table-cell office:value-type="string">
            <text:p>Alprausch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Mister Marcel</text:p>
          </table:table-cell>
          <table:table-cell office:value-type="string">
            <text:p>Antony Morato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Teddy Smith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0">
            <text:p>1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ESPRIT Collection</text:p>
          </table:table-cell>
          <table:table-cell office:value-type="string">
            <text:p>Ben Sherman</text:p>
          </table:table-cell>
          <table:table-cell table:formula="of:=RANDBETWEEN(0;40)" office:value-type="float" office:value="24">
            <text:p>2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Denim</text:p>
          </table:table-cell>
          <table:table-cell office:value-type="string">
            <text:p>Bugatti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Abrigo</text:p>
          </table:table-cell>
          <table:table-cell office:value-type="string">
            <text:p>Ray</text:p>
          </table:table-cell>
          <table:table-cell office:value-type="string">
            <text:p>Bugatti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Denver</text:p>
          </table:table-cell>
          <table:table-cell office:value-type="string">
            <text:p>Burton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Informal</text:p>
          </table:table-cell>
          <table:table-cell office:value-type="string">
            <text:p>Ceceba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Vichy</text:p>
          </table:table-cell>
          <table:table-cell office:value-type="string">
            <text:p>Delusion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O'Polo</text:p>
          </table:table-cell>
          <table:table-cell office:value-type="string">
            <text:p>Forvert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Sabim</text:p>
          </table:table-cell>
          <table:table-cell office:value-type="string">
            <text:p>Bench</text:p>
          </table:table-cell>
          <table:table-cell table:formula="of:=RANDBETWEEN(0;40)" office:value-type="float" office:value="23">
            <text:p>2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Esprit</text:p>
          </table:table-cell>
          <table:table-cell office:value-type="string">
            <text:p>Adidas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Madison</text:p>
          </table:table-cell>
          <table:table-cell office:value-type="string">
            <text:p>Alpha Industries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Classics</text:p>
          </table:table-cell>
          <table:table-cell office:value-type="string">
            <text:p>Alprausch</text:p>
          </table:table-cell>
          <table:table-cell table:formula="of:=RANDBETWEEN(0;40)" office:value-type="float" office:value="26">
            <text:p>2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Western</text:p>
          </table:table-cell>
          <table:table-cell office:value-type="string">
            <text:p>Antony Morato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Oakland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Ambrosio</text:p>
          </table:table-cell>
          <table:table-cell office:value-type="string">
            <text:p>Ben Sherman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Sawtooth</text:p>
          </table:table-cell>
          <table:table-cell office:value-type="string">
            <text:p>Bugatti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Cjersey</text:p>
          </table:table-cell>
          <table:table-cell office:value-type="string">
            <text:p>Bugatti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Twintip</text:p>
          </table:table-cell>
          <table:table-cell office:value-type="string">
            <text:p>Burton</text:p>
          </table:table-cell>
          <table:table-cell table:formula="of:=RANDBETWEEN(0;40)" office:value-type="float" office:value="11">
            <text:p>1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Fina</text:p>
          </table:table-cell>
          <table:table-cell office:value-type="string">
            <text:p>Ceceba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Invierno</text:p>
          </table:table-cell>
          <table:table-cell office:value-type="string">
            <text:p>Delusion</text:p>
          </table:table-cell>
          <table:table-cell table:formula="of:=RANDBETWEEN(0;40)" office:value-type="float" office:value="25">
            <text:p>2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Alpha</text:p>
          </table:table-cell>
          <table:table-cell office:value-type="string">
            <text:p>Forvert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Pier One</text:p>
          </table:table-cell>
          <table:table-cell office:value-type="string">
            <text:p>Lee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Tom Tailor</text:p>
          </table:table-cell>
          <table:table-cell office:value-type="string">
            <text:p>Adidas</text:p>
          </table:table-cell>
          <table:table-cell table:formula="of:=RANDBETWEEN(0;40)" office:value-type="float" office:value="22">
            <text:p>2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KIOMI</text:p>
          </table:table-cell>
          <table:table-cell office:value-type="string">
            <text:p>Brosbi</text:p>
          </table:table-cell>
          <table:table-cell table:formula="of:=RANDBETWEEN(0;40)" office:value-type="float" office:value="3">
            <text:p>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Vaqueros</text:p>
          </table:table-cell>
          <table:table-cell office:value-type="string">
            <text:p>Burton Menswear London</text:p>
          </table:table-cell>
          <table:table-cell office:value-type="string">
            <text:p>Brunotti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New Look</text:p>
          </table:table-cell>
          <table:table-cell office:value-type="string">
            <text:p>Bugatti</text:p>
          </table:table-cell>
          <table:table-cell table:formula="of:=RANDBETWEEN(0;40)" office:value-type="float" office:value="11">
            <text:p>1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Selected Homme</text:p>
          </table:table-cell>
          <table:table-cell office:value-type="string">
            <text:p>Burton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Hype</text:p>
          </table:table-cell>
          <table:table-cell office:value-type="string">
            <text:p>Ceceba</text:p>
          </table:table-cell>
          <table:table-cell table:formula="of:=RANDBETWEEN(0;40)" office:value-type="float" office:value="5">
            <text:p>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Volcom</text:p>
          </table:table-cell>
          <table:table-cell office:value-type="string">
            <text:p>Delusion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Tom Tailor Denim</text:p>
          </table:table-cell>
          <table:table-cell office:value-type="string">
            <text:p>Forvert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Criminal damage</text:p>
          </table:table-cell>
          <table:table-cell office:value-type="string">
            <text:p>Lee</text:p>
          </table:table-cell>
          <table:table-cell table:formula="of:=RANDBETWEEN(0;40)" office:value-type="float" office:value="11">
            <text:p>1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Only &amp; Sons</text:p>
          </table:table-cell>
          <table:table-cell office:value-type="string">
            <text:p>Otto Kern</text:p>
          </table:table-cell>
          <table:table-cell table:formula="of:=RANDBETWEEN(0;40)" office:value-type="float" office:value="16">
            <text:p>1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Jack &amp; Jones</text:p>
          </table:table-cell>
          <table:table-cell office:value-type="string">
            <text:p>Antony Morato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YOUR TUR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Religion</text:p>
          </table:table-cell>
          <table:table-cell office:value-type="string">
            <text:p>Ben Sherman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LRG</text:p>
          </table:table-cell>
          <table:table-cell office:value-type="string">
            <text:p>Bench</text:p>
          </table:table-cell>
          <table:table-cell table:formula="of:=RANDBETWEEN(0;40)" office:value-type="float" office:value="25">
            <text:p>2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Makia</text:p>
          </table:table-cell>
          <table:table-cell office:value-type="string">
            <text:p>Ben Sherman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Best Mountain</text:p>
          </table:table-cell>
          <table:table-cell office:value-type="string">
            <text:p>Bench</text:p>
          </table:table-cell>
          <table:table-cell table:formula="of:=RANDBETWEEN(0;40)" office:value-type="float" office:value="18">
            <text:p>1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Superdry</text:p>
          </table:table-cell>
          <table:table-cell office:value-type="string">
            <text:p>Adidas</text:p>
          </table:table-cell>
          <table:table-cell table:formula="of:=RANDBETWEEN(0;40)" office:value-type="float" office:value="17">
            <text:p>1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CELIO</text:p>
          </table:table-cell>
          <table:table-cell office:value-type="string">
            <text:p>Alpha Industries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Mister Marcel</text:p>
          </table:table-cell>
          <table:table-cell office:value-type="string">
            <text:p>Alprausch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Teddy Smith</text:p>
          </table:table-cell>
          <table:table-cell office:value-type="string">
            <text:p>Antony Morato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ESPRIT Collecti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Denim</text:p>
          </table:table-cell>
          <table:table-cell office:value-type="string">
            <text:p>Ben Sherman</text:p>
          </table:table-cell>
          <table:table-cell table:formula="of:=RANDBETWEEN(0;40)" office:value-type="float" office:value="5">
            <text:p>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Ray</text:p>
          </table:table-cell>
          <table:table-cell office:value-type="string">
            <text:p>Bugatti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Pantalones</text:p>
          </table:table-cell>
          <table:table-cell office:value-type="string">
            <text:p>Denver</text:p>
          </table:table-cell>
          <table:table-cell office:value-type="string">
            <text:p>Bugatti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Informal</text:p>
          </table:table-cell>
          <table:table-cell office:value-type="string">
            <text:p>Burton</text:p>
          </table:table-cell>
          <table:table-cell table:formula="of:=RANDBETWEEN(0;40)" office:value-type="float" office:value="39">
            <text:p>3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Vichy</text:p>
          </table:table-cell>
          <table:table-cell office:value-type="string">
            <text:p>Adidas</text:p>
          </table:table-cell>
          <table:table-cell table:formula="of:=RANDBETWEEN(0;40)" office:value-type="float" office:value="16">
            <text:p>1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O'Polo</text:p>
          </table:table-cell>
          <table:table-cell office:value-type="string">
            <text:p>Alpha Industries</text:p>
          </table:table-cell>
          <table:table-cell table:formula="of:=RANDBETWEEN(0;40)" office:value-type="float" office:value="5">
            <text:p>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Sabim</text:p>
          </table:table-cell>
          <table:table-cell office:value-type="string">
            <text:p>Alprausch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Esprit</text:p>
          </table:table-cell>
          <table:table-cell office:value-type="string">
            <text:p>Antony Morato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Madis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One</text:p>
          </table:table-cell>
          <table:table-cell office:value-type="string">
            <text:p>Ben Sherman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Oliver</text:p>
          </table:table-cell>
          <table:table-cell office:value-type="string">
            <text:p>Bench</text:p>
          </table:table-cell>
          <table:table-cell table:formula="of:=RANDBETWEEN(0;40)" office:value-type="float" office:value="23">
            <text:p>2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Qs</text:p>
          </table:table-cell>
          <table:table-cell office:value-type="string">
            <text:p>Best Mountain</text:p>
          </table:table-cell>
          <table:table-cell table:formula="of:=RANDBETWEEN(0;40)" office:value-type="float" office:value="17">
            <text:p>1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Classics</text:p>
          </table:table-cell>
          <table:table-cell office:value-type="string">
            <text:p>Billabong</text:p>
          </table:table-cell>
          <table:table-cell table:formula="of:=RANDBETWEEN(0;40)" office:value-type="float" office:value="3">
            <text:p>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Religion</text:p>
          </table:table-cell>
          <table:table-cell office:value-type="string">
            <text:p>Blauer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LRG</text:p>
          </table:table-cell>
          <table:table-cell office:value-type="string">
            <text:p>Blood Brother</text:p>
          </table:table-cell>
          <table:table-cell table:formula="of:=RANDBETWEEN(0;40)" office:value-type="float" office:value="10">
            <text:p>1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Makia</text:p>
          </table:table-cell>
          <table:table-cell office:value-type="string">
            <text:p>Billabong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Best Mountain</text:p>
          </table:table-cell>
          <table:table-cell office:value-type="string">
            <text:p>Ceceba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Superdry</text:p>
          </table:table-cell>
          <table:table-cell office:value-type="string">
            <text:p>Delusion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CELIO</text:p>
          </table:table-cell>
          <table:table-cell office:value-type="string">
            <text:p>Forvert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Mister Marcel</text:p>
          </table:table-cell>
          <table:table-cell office:value-type="string">
            <text:p>Lee</text:p>
          </table:table-cell>
          <table:table-cell table:formula="of:=RANDBETWEEN(0;40)" office:value-type="float" office:value="15">
            <text:p>1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Teddy Smith</text:p>
          </table:table-cell>
          <table:table-cell office:value-type="string">
            <text:p>Otto Kern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ESPRIT Collection</text:p>
          </table:table-cell>
          <table:table-cell office:value-type="string">
            <text:p>Antony Morato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Denim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Ropa interior</text:p>
          </table:table-cell>
          <table:table-cell office:value-type="string">
            <text:p>Ray</text:p>
          </table:table-cell>
          <table:table-cell office:value-type="string">
            <text:p>Ben Sherman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Denver</text:p>
          </table:table-cell>
          <table:table-cell office:value-type="string">
            <text:p>Bench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River</text:p>
          </table:table-cell>
          <table:table-cell office:value-type="string">
            <text:p>Adidas</text:p>
          </table:table-cell>
          <table:table-cell table:formula="of:=RANDBETWEEN(0;40)" office:value-type="float" office:value="14">
            <text:p>1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Island</text:p>
          </table:table-cell>
          <table:table-cell office:value-type="string">
            <text:p>Alpha Industries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Brixtol</text:p>
          </table:table-cell>
          <table:table-cell office:value-type="string">
            <text:p>Alprausch</text:p>
          </table:table-cell>
          <table:table-cell table:formula="of:=RANDBETWEEN(0;40)" office:value-type="float" office:value="23">
            <text:p>23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DC</text:p>
          </table:table-cell>
          <table:table-cell office:value-type="string">
            <text:p>Antony Morato</text:p>
          </table:table-cell>
          <table:table-cell table:formula="of:=RANDBETWEEN(0;40)" office:value-type="float" office:value="24">
            <text:p>2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Shoos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Only</text:p>
          </table:table-cell>
          <table:table-cell office:value-type="string">
            <text:p>Ben Sherman</text:p>
          </table:table-cell>
          <table:table-cell table:formula="of:=RANDBETWEEN(0;40)" office:value-type="float" office:value="37">
            <text:p>37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Top</text:p>
          </table:table-cell>
          <table:table-cell office:value-type="string">
            <text:p>Bugatti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Man</text:p>
          </table:table-cell>
          <table:table-cell office:value-type="string">
            <text:p>Bugatti</text:p>
          </table:table-cell>
          <table:table-cell table:formula="of:=RANDBETWEEN(0;40)" office:value-type="float" office:value="30">
            <text:p>3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Voi</text:p>
          </table:table-cell>
          <table:table-cell office:value-type="string">
            <text:p>Burton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YOUR TURN</text:p>
          </table:table-cell>
          <table:table-cell office:value-type="string">
            <text:p>Ceceba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Religion</text:p>
          </table:table-cell>
          <table:table-cell office:value-type="string">
            <text:p>Delusion</text:p>
          </table:table-cell>
          <table:table-cell table:formula="of:=RANDBETWEEN(0;40)" office:value-type="float" office:value="5">
            <text:p>5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LRG</text:p>
          </table:table-cell>
          <table:table-cell office:value-type="string">
            <text:p>Forvert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Makia</text:p>
          </table:table-cell>
          <table:table-cell office:value-type="string">
            <text:p>Lee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Best Mountain</text:p>
          </table:table-cell>
          <table:table-cell office:value-type="string">
            <text:p>Adidas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Superdry</text:p>
          </table:table-cell>
          <table:table-cell office:value-type="string">
            <text:p>Alpha Industries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CELIO</text:p>
          </table:table-cell>
          <table:table-cell office:value-type="string">
            <text:p>Delusion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Mister Marcel</text:p>
          </table:table-cell>
          <table:table-cell office:value-type="string">
            <text:p>Forvert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Teddy Smith</text:p>
          </table:table-cell>
          <table:table-cell office:value-type="string">
            <text:p>Lee</text:p>
          </table:table-cell>
          <table:table-cell table:formula="of:=RANDBETWEEN(0;40)" office:value-type="float" office:value="26">
            <text:p>26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ESPRIT Collection</text:p>
          </table:table-cell>
          <table:table-cell office:value-type="string">
            <text:p>Otto Kern</text:p>
          </table:table-cell>
          <table:table-cell table:formula="of:=RANDBETWEEN(0;40)" office:value-type="float" office:value="24">
            <text:p>24</text:p>
          </table:table-cell>
        </table:table-row>
        <table:table-row table:style-name="ro3">
          <table:table-cell office:value-type="string">
            <text:p>hombre</text:p>
          </table:table-cell>
          <table:table-cell office:value-type="string">
            <text:p>Calcetines</text:p>
          </table:table-cell>
          <table:table-cell office:value-type="string">
            <text:p>Denim</text:p>
          </table:table-cell>
          <table:table-cell office:value-type="string">
            <text:p>Antony Morato</text:p>
          </table:table-cell>
          <table:table-cell table:formula="of:=RANDBETWEEN(0;40)" office:value-type="float" office:value="22">
            <text:p>2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Pier One</text:p>
          </table:table-cell>
          <table:table-cell office:value-type="string">
            <text:p>Adidas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Tom Tailor</text:p>
          </table:table-cell>
          <table:table-cell office:value-type="string">
            <text:p>Alpha Industries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KIOMI</text:p>
          </table:table-cell>
          <table:table-cell office:value-type="string">
            <text:p>Alprausch</text:p>
          </table:table-cell>
          <table:table-cell table:formula="of:=RANDBETWEEN(0;40)" office:value-type="float" office:value="39">
            <text:p>3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Burton Menswear London</text:p>
          </table:table-cell>
          <table:table-cell office:value-type="string">
            <text:p>Antony Morato</text:p>
          </table:table-cell>
          <table:table-cell table:formula="of:=RANDBETWEEN(0;40)" office:value-type="float" office:value="19">
            <text:p>1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New Look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4">
            <text:p>1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Selected Homme</text:p>
          </table:table-cell>
          <table:table-cell office:value-type="string">
            <text:p>Ben Sherman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Hype</text:p>
          </table:table-cell>
          <table:table-cell office:value-type="string">
            <text:p>Bench</text:p>
          </table:table-cell>
          <table:table-cell table:formula="of:=RANDBETWEEN(0;40)" office:value-type="float" office:value="7">
            <text:p>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Volcom</text:p>
          </table:table-cell>
          <table:table-cell office:value-type="string">
            <text:p>Best Mountain</text:p>
          </table:table-cell>
          <table:table-cell table:formula="of:=RANDBETWEEN(0;40)" office:value-type="float" office:value="7">
            <text:p>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Tom Tailor Denim</text:p>
          </table:table-cell>
          <table:table-cell office:value-type="string">
            <text:p>Billabong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Criminal damage</text:p>
          </table:table-cell>
          <table:table-cell office:value-type="string">
            <text:p>Blauer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Only &amp; Sons</text:p>
          </table:table-cell>
          <table:table-cell office:value-type="string">
            <text:p>Blood Brother</text:p>
          </table:table-cell>
          <table:table-cell table:formula="of:=RANDBETWEEN(0;40)" office:value-type="float" office:value="18">
            <text:p>1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Jack &amp; Jones</text:p>
          </table:table-cell>
          <table:table-cell office:value-type="string">
            <text:p>Brosbi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YOUR TURN</text:p>
          </table:table-cell>
          <table:table-cell office:value-type="string">
            <text:p>Brunotti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Religion</text:p>
          </table:table-cell>
          <table:table-cell office:value-type="string">
            <text:p>Bugatti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LRG</text:p>
          </table:table-cell>
          <table:table-cell office:value-type="string">
            <text:p>Burton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Makia</text:p>
          </table:table-cell>
          <table:table-cell office:value-type="string">
            <text:p>Ceceba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Best Mountain</text:p>
          </table:table-cell>
          <table:table-cell office:value-type="string">
            <text:p>Delusion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Superdry</text:p>
          </table:table-cell>
          <table:table-cell office:value-type="string">
            <text:p>Forvert</text:p>
          </table:table-cell>
          <table:table-cell table:formula="of:=RANDBETWEEN(0;40)" office:value-type="float" office:value="10">
            <text:p>1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CELIO</text:p>
          </table:table-cell>
          <table:table-cell office:value-type="string">
            <text:p>Lee</text:p>
          </table:table-cell>
          <table:table-cell table:formula="of:=RANDBETWEEN(0;40)" office:value-type="float" office:value="26">
            <text:p>2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Mister Marcel</text:p>
          </table:table-cell>
          <table:table-cell office:value-type="string">
            <text:p>Otto Kern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estidos</text:p>
          </table:table-cell>
          <table:table-cell office:value-type="string">
            <text:p>Teddy Smith</text:p>
          </table:table-cell>
          <table:table-cell office:value-type="string">
            <text:p>Antony Morato</text:p>
          </table:table-cell>
          <table:table-cell table:formula="of:=RANDBETWEEN(0;40)" office:value-type="float" office:value="24">
            <text:p>2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ESPRIT Collecti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Denim</text:p>
          </table:table-cell>
          <table:table-cell office:value-type="string">
            <text:p>Ben Sherman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Ray</text:p>
          </table:table-cell>
          <table:table-cell office:value-type="string">
            <text:p>Bench</text:p>
          </table:table-cell>
          <table:table-cell table:formula="of:=RANDBETWEEN(0;40)" office:value-type="float" office:value="3">
            <text:p>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Denver</text:p>
          </table:table-cell>
          <table:table-cell office:value-type="string">
            <text:p>Ben Sherman</text:p>
          </table:table-cell>
          <table:table-cell table:formula="of:=RANDBETWEEN(0;40)" office:value-type="float" office:value="16">
            <text:p>1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Informal</text:p>
          </table:table-cell>
          <table:table-cell office:value-type="string">
            <text:p>Bench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Vichy</text:p>
          </table:table-cell>
          <table:table-cell office:value-type="string">
            <text:p>Adidas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O'Polo</text:p>
          </table:table-cell>
          <table:table-cell office:value-type="string">
            <text:p>Alpha Industries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Sabim</text:p>
          </table:table-cell>
          <table:table-cell office:value-type="string">
            <text:p>Alprausch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Esprit</text:p>
          </table:table-cell>
          <table:table-cell office:value-type="string">
            <text:p>Antony Morato</text:p>
          </table:table-cell>
          <table:table-cell table:formula="of:=RANDBETWEEN(0;40)" office:value-type="float" office:value="26">
            <text:p>2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Madis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8">
            <text:p>1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One</text:p>
          </table:table-cell>
          <table:table-cell office:value-type="string">
            <text:p>Ben Sherman</text:p>
          </table:table-cell>
          <table:table-cell table:formula="of:=RANDBETWEEN(0;40)" office:value-type="float" office:value="7">
            <text:p>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Oliver</text:p>
          </table:table-cell>
          <table:table-cell office:value-type="string">
            <text:p>Bugatti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Qs</text:p>
          </table:table-cell>
          <table:table-cell office:value-type="string">
            <text:p>Bugatti</text:p>
          </table:table-cell>
          <table:table-cell table:formula="of:=RANDBETWEEN(0;40)" office:value-type="float" office:value="17">
            <text:p>1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Classics</text:p>
          </table:table-cell>
          <table:table-cell office:value-type="string">
            <text:p>Burton</text:p>
          </table:table-cell>
          <table:table-cell table:formula="of:=RANDBETWEEN(0;40)" office:value-type="float" office:value="26">
            <text:p>2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Western</text:p>
          </table:table-cell>
          <table:table-cell office:value-type="string">
            <text:p>Ceceba</text:p>
          </table:table-cell>
          <table:table-cell table:formula="of:=RANDBETWEEN(0;40)" office:value-type="float" office:value="1">
            <text:p>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Oakland</text:p>
          </table:table-cell>
          <table:table-cell office:value-type="string">
            <text:p>Delusion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Ambrosio</text:p>
          </table:table-cell>
          <table:table-cell office:value-type="string">
            <text:p>Forvert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Sawtooth</text:p>
          </table:table-cell>
          <table:table-cell office:value-type="string">
            <text:p>Lee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Cjersey</text:p>
          </table:table-cell>
          <table:table-cell office:value-type="string">
            <text:p>Billabong</text:p>
          </table:table-cell>
          <table:table-cell table:formula="of:=RANDBETWEEN(0;40)" office:value-type="float" office:value="30">
            <text:p>3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Twintip</text:p>
          </table:table-cell>
          <table:table-cell office:value-type="string">
            <text:p>Ceceba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haquetas</text:p>
          </table:table-cell>
          <table:table-cell office:value-type="string">
            <text:p>Fina</text:p>
          </table:table-cell>
          <table:table-cell office:value-type="string">
            <text:p>Delusion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Invierno</text:p>
          </table:table-cell>
          <table:table-cell office:value-type="string">
            <text:p>Forvert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Alpha</text:p>
          </table:table-cell>
          <table:table-cell office:value-type="string">
            <text:p>Lee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Industries</text:p>
          </table:table-cell>
          <table:table-cell office:value-type="string">
            <text:p>Otto Kern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Boom</text:p>
          </table:table-cell>
          <table:table-cell office:value-type="string">
            <text:p>Antony Morato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Puffer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Boss</text:p>
          </table:table-cell>
          <table:table-cell office:value-type="string">
            <text:p>Ben Sherman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Kaporal</text:p>
          </table:table-cell>
          <table:table-cell office:value-type="string">
            <text:p>Bench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Harrington</text:p>
          </table:table-cell>
          <table:table-cell office:value-type="string">
            <text:p>Adidas</text:p>
          </table:table-cell>
          <table:table-cell table:formula="of:=RANDBETWEEN(0;40)" office:value-type="float" office:value="22">
            <text:p>2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Gipsy</text:p>
          </table:table-cell>
          <table:table-cell office:value-type="string">
            <text:p>Alpha Industries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Gaestra</text:p>
          </table:table-cell>
          <table:table-cell office:value-type="string">
            <text:p>Alprausch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Logan</text:p>
          </table:table-cell>
          <table:table-cell office:value-type="string">
            <text:p>Antony Morato</text:p>
          </table:table-cell>
          <table:table-cell table:formula="of:=RANDBETWEEN(0;40)" office:value-type="float" office:value="11">
            <text:p>1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Carhartt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Chester</text:p>
          </table:table-cell>
          <table:table-cell office:value-type="string">
            <text:p>Ben Sherman</text:p>
          </table:table-cell>
          <table:table-cell table:formula="of:=RANDBETWEEN(0;40)" office:value-type="float" office:value="30">
            <text:p>3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EDC</text:p>
          </table:table-cell>
          <table:table-cell office:value-type="string">
            <text:p>Bugatti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Nimbus</text:p>
          </table:table-cell>
          <table:table-cell office:value-type="string">
            <text:p>Bugatti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Pepe</text:p>
          </table:table-cell>
          <table:table-cell office:value-type="string">
            <text:p>Burton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Celio</text:p>
          </table:table-cell>
          <table:table-cell office:value-type="string">
            <text:p>Ceceba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Diesel</text:p>
          </table:table-cell>
          <table:table-cell office:value-type="string">
            <text:p>Delusion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Gregor</text:p>
          </table:table-cell>
          <table:table-cell office:value-type="string">
            <text:p>Forvert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River</text:p>
          </table:table-cell>
          <table:table-cell office:value-type="string">
            <text:p>Lee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abrigos</text:p>
          </table:table-cell>
          <table:table-cell office:value-type="string">
            <text:p>Island</text:p>
          </table:table-cell>
          <table:table-cell office:value-type="string">
            <text:p>Adidas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Brixtol</text:p>
          </table:table-cell>
          <table:table-cell office:value-type="string">
            <text:p>Alpha Industries</text:p>
          </table:table-cell>
          <table:table-cell table:formula="of:=RANDBETWEEN(0;40)" office:value-type="float" office:value="1">
            <text:p>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DC</text:p>
          </table:table-cell>
          <table:table-cell office:value-type="string">
            <text:p>Alprausch</text:p>
          </table:table-cell>
          <table:table-cell table:formula="of:=RANDBETWEEN(0;40)" office:value-type="float" office:value="30">
            <text:p>3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Shoos</text:p>
          </table:table-cell>
          <table:table-cell office:value-type="string">
            <text:p>Antony Morato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Only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Top</text:p>
          </table:table-cell>
          <table:table-cell office:value-type="string">
            <text:p>Ben Sherman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Man</text:p>
          </table:table-cell>
          <table:table-cell office:value-type="string">
            <text:p>Bench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Voi</text:p>
          </table:table-cell>
          <table:table-cell office:value-type="string">
            <text:p>Best Mountain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YOUR TURN</text:p>
          </table:table-cell>
          <table:table-cell office:value-type="string">
            <text:p>Billabong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Religion</text:p>
          </table:table-cell>
          <table:table-cell office:value-type="string">
            <text:p>Bench</text:p>
          </table:table-cell>
          <table:table-cell table:formula="of:=RANDBETWEEN(0;40)" office:value-type="float" office:value="24">
            <text:p>2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LRG</text:p>
          </table:table-cell>
          <table:table-cell office:value-type="string">
            <text:p>Ben Sherman</text:p>
          </table:table-cell>
          <table:table-cell table:formula="of:=RANDBETWEEN(0;40)" office:value-type="float" office:value="39">
            <text:p>3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Makia</text:p>
          </table:table-cell>
          <table:table-cell office:value-type="string">
            <text:p>Bench</text:p>
          </table:table-cell>
          <table:table-cell table:formula="of:=RANDBETWEEN(0;40)" office:value-type="float" office:value="18">
            <text:p>1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Best Mountain</text:p>
          </table:table-cell>
          <table:table-cell office:value-type="string">
            <text:p>Adidas</text:p>
          </table:table-cell>
          <table:table-cell table:formula="of:=RANDBETWEEN(0;40)" office:value-type="float" office:value="11">
            <text:p>1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Superdry</text:p>
          </table:table-cell>
          <table:table-cell office:value-type="string">
            <text:p>Alpha Industries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CELIO</text:p>
          </table:table-cell>
          <table:table-cell office:value-type="string">
            <text:p>Alprausch</text:p>
          </table:table-cell>
          <table:table-cell table:formula="of:=RANDBETWEEN(0;40)" office:value-type="float" office:value="10">
            <text:p>1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Mister Marcel</text:p>
          </table:table-cell>
          <table:table-cell office:value-type="string">
            <text:p>Antony Morato</text:p>
          </table:table-cell>
          <table:table-cell table:formula="of:=RANDBETWEEN(0;40)" office:value-type="float" office:value="7">
            <text:p>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Teddy Smith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ESPRIT Collection</text:p>
          </table:table-cell>
          <table:table-cell office:value-type="string">
            <text:p>Ben Sherman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Denim</text:p>
          </table:table-cell>
          <table:table-cell office:value-type="string">
            <text:p>Bugatti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Ray</text:p>
          </table:table-cell>
          <table:table-cell office:value-type="string">
            <text:p>Bugatti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Denver</text:p>
          </table:table-cell>
          <table:table-cell office:value-type="string">
            <text:p>Burton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pantalones</text:p>
          </table:table-cell>
          <table:table-cell office:value-type="string">
            <text:p>Informal</text:p>
          </table:table-cell>
          <table:table-cell office:value-type="string">
            <text:p>Ceceba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Vichy</text:p>
          </table:table-cell>
          <table:table-cell office:value-type="string">
            <text:p>Delusion</text:p>
          </table:table-cell>
          <table:table-cell table:formula="of:=RANDBETWEEN(0;40)" office:value-type="float" office:value="18">
            <text:p>1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O'Polo</text:p>
          </table:table-cell>
          <table:table-cell office:value-type="string">
            <text:p>Forvert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Sabim</text:p>
          </table:table-cell>
          <table:table-cell office:value-type="string">
            <text:p>Bench</text:p>
          </table:table-cell>
          <table:table-cell table:formula="of:=RANDBETWEEN(0;40)" office:value-type="float" office:value="26">
            <text:p>2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Esprit</text:p>
          </table:table-cell>
          <table:table-cell office:value-type="string">
            <text:p>Adidas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Madison</text:p>
          </table:table-cell>
          <table:table-cell office:value-type="string">
            <text:p>Alpha Industries</text:p>
          </table:table-cell>
          <table:table-cell table:formula="of:=RANDBETWEEN(0;40)" office:value-type="float" office:value="16">
            <text:p>1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Classics</text:p>
          </table:table-cell>
          <table:table-cell office:value-type="string">
            <text:p>Alprausch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Western</text:p>
          </table:table-cell>
          <table:table-cell office:value-type="string">
            <text:p>Antony Morato</text:p>
          </table:table-cell>
          <table:table-cell table:formula="of:=RANDBETWEEN(0;40)" office:value-type="float" office:value="9">
            <text:p>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Oakland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0">
            <text:p>3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Ambrosio</text:p>
          </table:table-cell>
          <table:table-cell office:value-type="string">
            <text:p>Ben Sherman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Sawtooth</text:p>
          </table:table-cell>
          <table:table-cell office:value-type="string">
            <text:p>Bugatti</text:p>
          </table:table-cell>
          <table:table-cell table:formula="of:=RANDBETWEEN(0;40)" office:value-type="float" office:value="18">
            <text:p>1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Cjersey</text:p>
          </table:table-cell>
          <table:table-cell office:value-type="string">
            <text:p>Bugatti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Twintip</text:p>
          </table:table-cell>
          <table:table-cell office:value-type="string">
            <text:p>Burton</text:p>
          </table:table-cell>
          <table:table-cell table:formula="of:=RANDBETWEEN(0;40)" office:value-type="float" office:value="23">
            <text:p>2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Fina</text:p>
          </table:table-cell>
          <table:table-cell office:value-type="string">
            <text:p>Ceceba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Invierno</text:p>
          </table:table-cell>
          <table:table-cell office:value-type="string">
            <text:p>Delusion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Alpha</text:p>
          </table:table-cell>
          <table:table-cell office:value-type="string">
            <text:p>Forvert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Pier One</text:p>
          </table:table-cell>
          <table:table-cell office:value-type="string">
            <text:p>Lee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Tom Tailor</text:p>
          </table:table-cell>
          <table:table-cell office:value-type="string">
            <text:p>Adidas</text:p>
          </table:table-cell>
          <table:table-cell table:formula="of:=RANDBETWEEN(0;40)" office:value-type="float" office:value="5">
            <text:p>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KIOMI</text:p>
          </table:table-cell>
          <table:table-cell office:value-type="string">
            <text:p>Brosbi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Burton Menswear London</text:p>
          </table:table-cell>
          <table:table-cell office:value-type="string">
            <text:p>Brunotti</text:p>
          </table:table-cell>
          <table:table-cell table:formula="of:=RANDBETWEEN(0;40)" office:value-type="float" office:value="27">
            <text:p>2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New Look</text:p>
          </table:table-cell>
          <table:table-cell office:value-type="string">
            <text:p>Bugatti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faldas</text:p>
          </table:table-cell>
          <table:table-cell office:value-type="string">
            <text:p>Selected Homme</text:p>
          </table:table-cell>
          <table:table-cell office:value-type="string">
            <text:p>Burton</text:p>
          </table:table-cell>
          <table:table-cell table:formula="of:=RANDBETWEEN(0;40)" office:value-type="float" office:value="26">
            <text:p>2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Hype</text:p>
          </table:table-cell>
          <table:table-cell office:value-type="string">
            <text:p>Ceceba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Volcom</text:p>
          </table:table-cell>
          <table:table-cell office:value-type="string">
            <text:p>Delusion</text:p>
          </table:table-cell>
          <table:table-cell table:formula="of:=RANDBETWEEN(0;40)" office:value-type="float" office:value="37">
            <text:p>3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Tom Tailor Denim</text:p>
          </table:table-cell>
          <table:table-cell office:value-type="string">
            <text:p>Forvert</text:p>
          </table:table-cell>
          <table:table-cell table:formula="of:=RANDBETWEEN(0;40)" office:value-type="float" office:value="36">
            <text:p>3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Criminal damage</text:p>
          </table:table-cell>
          <table:table-cell office:value-type="string">
            <text:p>Lee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Only &amp; Sons</text:p>
          </table:table-cell>
          <table:table-cell office:value-type="string">
            <text:p>Otto Kern</text:p>
          </table:table-cell>
          <table:table-cell table:formula="of:=RANDBETWEEN(0;40)" office:value-type="float" office:value="18">
            <text:p>1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Jack &amp; Jones</text:p>
          </table:table-cell>
          <table:table-cell office:value-type="string">
            <text:p>Antony Morato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YOUR TUR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Religion</text:p>
          </table:table-cell>
          <table:table-cell office:value-type="string">
            <text:p>Ben Sherman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LRG</text:p>
          </table:table-cell>
          <table:table-cell office:value-type="string">
            <text:p>Bench</text:p>
          </table:table-cell>
          <table:table-cell table:formula="of:=RANDBETWEEN(0;40)" office:value-type="float" office:value="8">
            <text:p>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Makia</text:p>
          </table:table-cell>
          <table:table-cell office:value-type="string">
            <text:p>Ben Sherman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Best Mountain</text:p>
          </table:table-cell>
          <table:table-cell office:value-type="string">
            <text:p>Bench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Superdry</text:p>
          </table:table-cell>
          <table:table-cell office:value-type="string">
            <text:p>Adidas</text:p>
          </table:table-cell>
          <table:table-cell table:formula="of:=RANDBETWEEN(0;40)" office:value-type="float" office:value="37">
            <text:p>3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CELIO</text:p>
          </table:table-cell>
          <table:table-cell office:value-type="string">
            <text:p>Alpha Industries</text:p>
          </table:table-cell>
          <table:table-cell table:formula="of:=RANDBETWEEN(0;40)" office:value-type="float" office:value="20">
            <text:p>2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Mister Marcel</text:p>
          </table:table-cell>
          <table:table-cell office:value-type="string">
            <text:p>Alprausch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Teddy Smith</text:p>
          </table:table-cell>
          <table:table-cell office:value-type="string">
            <text:p>Antony Morato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ESPRIT Collecti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Denim</text:p>
          </table:table-cell>
          <table:table-cell office:value-type="string">
            <text:p>Ben Sherman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Ray</text:p>
          </table:table-cell>
          <table:table-cell office:value-type="string">
            <text:p>Bugatti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Denver</text:p>
          </table:table-cell>
          <table:table-cell office:value-type="string">
            <text:p>Bugatti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Informal</text:p>
          </table:table-cell>
          <table:table-cell office:value-type="string">
            <text:p>Burton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ropa interior</text:p>
          </table:table-cell>
          <table:table-cell office:value-type="string">
            <text:p>Vichy</text:p>
          </table:table-cell>
          <table:table-cell office:value-type="string">
            <text:p>Adidas</text:p>
          </table:table-cell>
          <table:table-cell table:formula="of:=RANDBETWEEN(0;40)" office:value-type="float" office:value="34">
            <text:p>3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O'Polo</text:p>
          </table:table-cell>
          <table:table-cell office:value-type="string">
            <text:p>Alpha Industries</text:p>
          </table:table-cell>
          <table:table-cell table:formula="of:=RANDBETWEEN(0;40)" office:value-type="float" office:value="17">
            <text:p>1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Sabim</text:p>
          </table:table-cell>
          <table:table-cell office:value-type="string">
            <text:p>Alprausch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Esprit</text:p>
          </table:table-cell>
          <table:table-cell office:value-type="string">
            <text:p>Antony Morato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Madison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One</text:p>
          </table:table-cell>
          <table:table-cell office:value-type="string">
            <text:p>Ben Sherman</text:p>
          </table:table-cell>
          <table:table-cell table:formula="of:=RANDBETWEEN(0;40)" office:value-type="float" office:value="15">
            <text:p>1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Oliver</text:p>
          </table:table-cell>
          <table:table-cell office:value-type="string">
            <text:p>Bench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Qs</text:p>
          </table:table-cell>
          <table:table-cell office:value-type="string">
            <text:p>Best Mountain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Classics</text:p>
          </table:table-cell>
          <table:table-cell office:value-type="string">
            <text:p>Billabong</text:p>
          </table:table-cell>
          <table:table-cell table:formula="of:=RANDBETWEEN(0;40)" office:value-type="float" office:value="2">
            <text:p>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Religion</text:p>
          </table:table-cell>
          <table:table-cell office:value-type="string">
            <text:p>Blauer</text:p>
          </table:table-cell>
          <table:table-cell table:formula="of:=RANDBETWEEN(0;40)" office:value-type="float" office:value="38">
            <text:p>3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LRG</text:p>
          </table:table-cell>
          <table:table-cell office:value-type="string">
            <text:p>Blood Brother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Makia</text:p>
          </table:table-cell>
          <table:table-cell office:value-type="string">
            <text:p>Billabong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Best Mountain</text:p>
          </table:table-cell>
          <table:table-cell office:value-type="string">
            <text:p>Ceceba</text:p>
          </table:table-cell>
          <table:table-cell table:formula="of:=RANDBETWEEN(0;40)" office:value-type="float" office:value="35">
            <text:p>3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Superdry</text:p>
          </table:table-cell>
          <table:table-cell office:value-type="string">
            <text:p>Delusion</text:p>
          </table:table-cell>
          <table:table-cell table:formula="of:=RANDBETWEEN(0;40)" office:value-type="float" office:value="28">
            <text:p>28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CELIO</text:p>
          </table:table-cell>
          <table:table-cell office:value-type="string">
            <text:p>Forvert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Mister Marcel</text:p>
          </table:table-cell>
          <table:table-cell office:value-type="string">
            <text:p>Lee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Teddy Smith</text:p>
          </table:table-cell>
          <table:table-cell office:value-type="string">
            <text:p>Otto Kern</text:p>
          </table:table-cell>
          <table:table-cell table:formula="of:=RANDBETWEEN(0;40)" office:value-type="float" office:value="37">
            <text:p>3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ESPRIT Collection</text:p>
          </table:table-cell>
          <table:table-cell office:value-type="string">
            <text:p>Antony Morato</text:p>
          </table:table-cell>
          <table:table-cell table:formula="of:=RANDBETWEEN(0;40)" office:value-type="float" office:value="39">
            <text:p>3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Denim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Ray</text:p>
          </table:table-cell>
          <table:table-cell office:value-type="string">
            <text:p>Ben Sherman</text:p>
          </table:table-cell>
          <table:table-cell table:formula="of:=RANDBETWEEN(0;40)" office:value-type="float" office:value="4">
            <text:p>4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Denver</text:p>
          </table:table-cell>
          <table:table-cell office:value-type="string">
            <text:p>Bench</text:p>
          </table:table-cell>
          <table:table-cell table:formula="of:=RANDBETWEEN(0;40)" office:value-type="float" office:value="33">
            <text:p>3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calcetines</text:p>
          </table:table-cell>
          <table:table-cell office:value-type="string">
            <text:p>River</text:p>
          </table:table-cell>
          <table:table-cell office:value-type="string">
            <text:p>Adidas</text:p>
          </table:table-cell>
          <table:table-cell table:formula="of:=RANDBETWEEN(0;40)" office:value-type="float" office:value="6">
            <text:p>6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Island</text:p>
          </table:table-cell>
          <table:table-cell office:value-type="string">
            <text:p>Alpha Industries</text:p>
          </table:table-cell>
          <table:table-cell table:formula="of:=RANDBETWEEN(0;40)" office:value-type="float" office:value="1">
            <text:p>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Brixtol</text:p>
          </table:table-cell>
          <table:table-cell office:value-type="string">
            <text:p>Alprausch</text:p>
          </table:table-cell>
          <table:table-cell table:formula="of:=RANDBETWEEN(0;40)" office:value-type="float" office:value="12">
            <text:p>1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DC</text:p>
          </table:table-cell>
          <table:table-cell office:value-type="string">
            <text:p>Antony Morato</text:p>
          </table:table-cell>
          <table:table-cell table:formula="of:=RANDBETWEEN(0;40)" office:value-type="float" office:value="19">
            <text:p>1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Shoos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15">
            <text:p>1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Only</text:p>
          </table:table-cell>
          <table:table-cell office:value-type="string">
            <text:p>Ben Sherman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Top</text:p>
          </table:table-cell>
          <table:table-cell office:value-type="string">
            <text:p>Bugatti</text:p>
          </table:table-cell>
          <table:table-cell table:formula="of:=RANDBETWEEN(0;40)" office:value-type="float" office:value="0">
            <text:p>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Man</text:p>
          </table:table-cell>
          <table:table-cell office:value-type="string">
            <text:p>Bugatti</text:p>
          </table:table-cell>
          <table:table-cell table:formula="of:=RANDBETWEEN(0;40)" office:value-type="float" office:value="17">
            <text:p>1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Voi</text:p>
          </table:table-cell>
          <table:table-cell office:value-type="string">
            <text:p>Burton</text:p>
          </table:table-cell>
          <table:table-cell table:formula="of:=RANDBETWEEN(0;40)" office:value-type="float" office:value="7">
            <text:p>7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YOUR TURN</text:p>
          </table:table-cell>
          <table:table-cell office:value-type="string">
            <text:p>Ceceba</text:p>
          </table:table-cell>
          <table:table-cell table:formula="of:=RANDBETWEEN(0;40)" office:value-type="float" office:value="40">
            <text:p>40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Religion</text:p>
          </table:table-cell>
          <table:table-cell office:value-type="string">
            <text:p>Delusion</text:p>
          </table:table-cell>
          <table:table-cell table:formula="of:=RANDBETWEEN(0;40)" office:value-type="float" office:value="11">
            <text:p>1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LRG</text:p>
          </table:table-cell>
          <table:table-cell office:value-type="string">
            <text:p>Forvert</text:p>
          </table:table-cell>
          <table:table-cell table:formula="of:=RANDBETWEEN(0;40)" office:value-type="float" office:value="25">
            <text:p>25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Makia</text:p>
          </table:table-cell>
          <table:table-cell office:value-type="string">
            <text:p>Lee</text:p>
          </table:table-cell>
          <table:table-cell table:formula="of:=RANDBETWEEN(0;40)" office:value-type="float" office:value="13">
            <text:p>1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Best Mountain</text:p>
          </table:table-cell>
          <table:table-cell office:value-type="string">
            <text:p>Adidas</text:p>
          </table:table-cell>
          <table:table-cell table:formula="of:=RANDBETWEEN(0;40)" office:value-type="float" office:value="39">
            <text:p>3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Superdry</text:p>
          </table:table-cell>
          <table:table-cell office:value-type="string">
            <text:p>Alpha Industries</text:p>
          </table:table-cell>
          <table:table-cell table:formula="of:=RANDBETWEEN(0;40)" office:value-type="float" office:value="23">
            <text:p>23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CELIO</text:p>
          </table:table-cell>
          <table:table-cell office:value-type="string">
            <text:p>Delusion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Mister Marcel</text:p>
          </table:table-cell>
          <table:table-cell office:value-type="string">
            <text:p>Forvert</text:p>
          </table:table-cell>
          <table:table-cell table:formula="of:=RANDBETWEEN(0;40)" office:value-type="float" office:value="32">
            <text:p>32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Teddy Smith</text:p>
          </table:table-cell>
          <table:table-cell office:value-type="string">
            <text:p>Lee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ESPRIT Collection</text:p>
          </table:table-cell>
          <table:table-cell office:value-type="string">
            <text:p>Otto Kern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Denim</text:p>
          </table:table-cell>
          <table:table-cell office:value-type="string">
            <text:p>Antony Morato</text:p>
          </table:table-cell>
          <table:table-cell table:formula="of:=RANDBETWEEN(0;40)" office:value-type="float" office:value="29">
            <text:p>29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Denim</text:p>
          </table:table-cell>
          <table:table-cell office:value-type="string">
            <text:p>Antony Morato</text:p>
          </table:table-cell>
          <table:table-cell table:formula="of:=RANDBETWEEN(0;40)" office:value-type="float" office:value="21">
            <text:p>21</text:p>
          </table:table-cell>
        </table:table-row>
        <table:table-row table:style-name="ro3">
          <table:table-cell office:value-type="string">
            <text:p>mujer</text:p>
          </table:table-cell>
          <table:table-cell office:value-type="string">
            <text:p>vaqueros</text:p>
          </table:table-cell>
          <table:table-cell office:value-type="string">
            <text:p>Ray</text:p>
          </table:table-cell>
          <table:table-cell table:style-name="ce1" office:value-type="string">
            <text:p>Army of me</text:p>
          </table:table-cell>
          <table:table-cell table:formula="of:=RANDBETWEEN(0;40)" office:value-type="float" office:value="31">
            <text:p>31</text:p>
          </table:table-cell>
        </table:table-row>
        <table:table-row table:style-name="ro2" table:number-rows-repeated="104823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7:53:00</meta:creation-date>
    <dc:date>2014-10-09T18:16:12</dc:date>
    <meta:editing-duration>PT10M46S</meta:editing-duration>
    <meta:editing-cycles>5</meta:editing-cycles>
    <meta:generator>LibreOffice/3.5$Linux_X86_64 LibreOffice_project/350m1$Build-2</meta:generator>
    <meta:document-statistic meta:table-count="3" meta:cell-count="1673" meta:object-count="0"/>
  </office:meta>
</office:document-meta>
</file>